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9.8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5.196cm"/>
    </style:style>
    <style:style style:name="co8" style:family="table-column">
      <style:table-column-properties fo:break-before="auto" style:column-width="17.265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3.8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2ffb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9d39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116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10116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116">
      <style:table-cell-properties fo:background-color="#f2ffb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116">
      <style:table-cell-properties fo:background-color="#c9d39e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116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 style:data-style-name="N10116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55" style:family="table-cell" style:parent-style-name="Default" style:data-style-name="N10116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56" style:family="table-cell" style:parent-style-name="Default" style:data-style-name="N10116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57" style:family="table-cell" style:parent-style-name="Default" style:data-style-name="N10116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 style:data-style-name="N10116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59" style:family="table-cell" style:parent-style-name="Default" style:data-style-name="N10116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60" style:family="table-cell" style:parent-style-name="Default" style:data-style-name="N10116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61" style:family="table-cell" style:parent-style-name="Default" style:data-style-name="N10116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 style:data-style-name="N10116">
      <style:table-cell-properties fo:background-color="#81d41a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11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1">
      <style:table-cell-properties fo:background-color="#f2ffb6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1">
      <style:table-cell-properties fo:background-color="#c9d39e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68" style:family="table-cell" style:parent-style-name="Default" style:data-style-name="N111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69" style:family="table-cell" style:parent-style-name="Default" style:data-style-name="N111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70" style:family="table-cell" style:parent-style-name="Default" style:data-style-name="N111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71" style:family="table-cell" style:parent-style-name="Default" style:data-style-name="N111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72" style:family="table-cell" style:parent-style-name="Default" style:data-style-name="N111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73" style:family="table-cell" style:parent-style-name="Default" style:data-style-name="N111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74" style:family="table-cell" style:parent-style-name="Default" style:data-style-name="N111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75" style:family="table-cell" style:parent-style-name="Default" style:data-style-name="N111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76" style:family="table-cell" style:parent-style-name="Default" style:data-style-name="N111">
      <style:table-cell-properties fo:background-color="#81d41a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2ffb6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9d39e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83" style:family="table-cell" style:parent-style-name="Default">
      <style:table-cell-properties fo:border-bottom="0.74pt solid #000000" fo:background-color="#3094ff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84" style:family="table-cell" style:parent-style-name="Default">
      <style:table-cell-properties fo:border-bottom="0.74pt solid #000000" fo:background-color="#30ff5b" style:text-align-source="fix" style:repeat-content="false" fo:border-left="0.74pt solid #000000" fo:border-right="none" fo:border-top="none"/>
      <style:paragraph-properties fo:text-align="center" fo:margin-left="0cm"/>
    </style:style>
    <style:style style:name="ce85" style:family="table-cell" style:parent-style-name="Default">
      <style:table-cell-properties fo:border-bottom="0.74pt solid #000000" fo:background-color="#55308d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86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none"/>
      <style:paragraph-properties fo:text-align="center" fo:margin-left="0cm"/>
    </style:style>
    <style:style style:name="ce87" style:family="table-cell" style:parent-style-name="Default" style:data-style-name="N111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 style:data-style-name="N111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89" style:family="table-cell" style:parent-style-name="Default" style:data-style-name="N111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11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ardware + non-printed par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0"/>
        <table:table-column table:style-name="co4" table:default-cell-style-name="ce64"/>
        <table:table-column table:style-name="co3" table:default-cell-style-name="ce78"/>
        <table:table-column table:style-name="co5" table:default-cell-style-name="ce78"/>
        <table:table-column table:style-name="co6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  <table:table-cell table:style-name="ce49" office:value-type="string" calcext:value-type="string">
            <text:p>Price</text:p>
          </table:table-cell>
          <table:table-cell table:style-name="ce63" office:value-type="string" calcext:value-type="string">
            <text:p>Total</text:p>
          </table:table-cell>
          <table:table-cell table:style-name="ce77" office:value-type="string" calcext:value-type="string">
            <text:p>Source</text:p>
          </table:table-cell>
          <table:table-cell table:style-name="ce77" office:value-type="string" calcext:value-type="string">
            <text:p>Part n./ASIN/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 table:number-columns-spanned="6" table:number-rows-spanned="1">
            <text:p>MECHANICAL (Profiles, screws…)</text:p>
          </table:table-cell>
          <table:covered-table-cell table:number-columns-repeated="5" table:style-name="ce42"/>
          <table:table-cell table:style-name="ce82" office:value-type="string" calcext:value-type="string">
            <text:p>Price for mech. parts</text:p>
          </table:table-cell>
          <table:table-cell table:style-name="ce87" table:formula="of:=SUM([.E4:.E31])" office:value-type="currency" office:currency="EUR" office:value="38.5602" calcext:value-type="currency">
            <text:p>€ 38,56</text:p>
          </table:table-cell>
        </table:table-row>
        <table:table-row table:style-name="ro1">
          <table:table-cell table:style-name="ce6" office:value-type="string" calcext:value-type="string">
            <text:p>2020_478</text:p>
          </table:table-cell>
          <table:table-cell table:style-name="ce6" office:value-type="string" calcext:value-type="string">
            <text:p>2020 profile – Length 478mm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currency" office:currency="EUR" office:value="0.856" calcext:value-type="currency">
            <text:p>€ 0,8560</text:p>
          </table:table-cell>
          <table:table-cell table:style-name="ce19" table:formula="of:=[.D4]*[.C4]" office:value-type="currency" office:currency="EUR" office:value="0.856" calcext:value-type="currency">
            <text:p>€ 0,86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XCJ-H7-6-2020-L478</text:p>
          </table:table-cell>
          <table:table-cell table:style-name="ce6" office:value-type="string" calcext:value-type="string">
            <text:p>X axis</text:p>
          </table:table-cell>
        </table:table-row>
        <table:table-row table:style-name="ro1">
          <table:table-cell table:style-name="ce7" office:value-type="string" calcext:value-type="string">
            <text:p>2020_450</text:p>
          </table:table-cell>
          <table:table-cell table:style-name="ce7" office:value-type="string" calcext:value-type="string">
            <text:p>2020 profile – Length 450mm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currency" office:currency="EUR" office:value="0.8062" calcext:value-type="currency">
            <text:p>€ 0,8062</text:p>
          </table:table-cell>
          <table:table-cell table:style-name="ce20" table:formula="of:=[.D5]*[.C5]" office:value-type="currency" office:currency="EUR" office:value="3.2248" calcext:value-type="currency">
            <text:p>€ 3,22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XCJ-H7-6-2020-L450</text:p>
          </table:table-cell>
          <table:table-cell table:style-name="ce7" office:value-type="string" calcext:value-type="string">
            <text:p>Y body</text:p>
          </table:table-cell>
        </table:table-row>
        <table:table-row table:style-name="ro1">
          <table:table-cell table:style-name="ce6" office:value-type="string" calcext:value-type="string">
            <text:p>2020_435</text:p>
          </table:table-cell>
          <table:table-cell table:style-name="ce6" office:value-type="string" calcext:value-type="string">
            <text:p>2020 profile – Length 435mm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currency" office:currency="EUR" office:value="0.7792" calcext:value-type="currency">
            <text:p>€ 0,7792</text:p>
          </table:table-cell>
          <table:table-cell table:style-name="ce19" table:formula="of:=[.D6]*[.C6]" office:value-type="currency" office:currency="EUR" office:value="4.6752" calcext:value-type="currency">
            <text:p>€ 4,68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XCJ-H7-6-2020-L435</text:p>
          </table:table-cell>
          <table:table-cell table:style-name="ce6" office:value-type="string" calcext:value-type="string">
            <text:p>X body</text:p>
          </table:table-cell>
        </table:table-row>
        <table:table-row table:style-name="ro1">
          <table:table-cell table:style-name="ce7" office:value-type="string" calcext:value-type="string">
            <text:p>2020_250</text:p>
          </table:table-cell>
          <table:table-cell table:style-name="ce7" office:value-type="string" calcext:value-type="string">
            <text:p>2020 profile – Length 250mm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currency" office:currency="EUR" office:value="0.4678" calcext:value-type="currency">
            <text:p>€ 0,4678</text:p>
          </table:table-cell>
          <table:table-cell table:style-name="ce20" table:formula="of:=[.D7]*[.C7]" office:value-type="currency" office:currency="EUR" office:value="1.8712" calcext:value-type="currency">
            <text:p>€ 1,87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XCJ-H7-6-2020-L250</text:p>
          </table:table-cell>
          <table:table-cell table:style-name="ce7" office:value-type="string" calcext:value-type="string">
            <text:p>Vertical / z axis</text:p>
          </table:table-cell>
        </table:table-row>
        <table:table-row table:style-name="ro1">
          <table:table-cell table:style-name="ce6" office:value-type="string" calcext:value-type="string">
            <text:p>Bracket_2020</text:p>
          </table:table-cell>
          <table:table-cell table:style-name="ce6" office:value-type="string" calcext:value-type="string">
            <text:p>2020 profile angle bracket</text:p>
          </table:table-cell>
          <table:table-cell table:style-name="ce6" office:value-type="float" office:value="30" calcext:value-type="float">
            <text:p>30</text:p>
          </table:table-cell>
          <table:table-cell table:style-name="ce13" office:value-type="currency" office:currency="EUR" office:value="0.0671" calcext:value-type="currency">
            <text:p>€ 0,0671</text:p>
          </table:table-cell>
          <table:table-cell table:style-name="ce19" table:formula="of:=[.D8]*[.C8]" office:value-type="currency" office:currency="EUR" office:value="2.013" calcext:value-type="currency">
            <text:p>€ 2,01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PDB-206-2020</text:p>
          </table:table-cell>
          <table:table-cell table:style-name="ce6"/>
        </table:table-row>
        <table:table-row table:style-name="ro1">
          <table:table-cell table:style-name="ce7" office:value-type="string" calcext:value-type="string">
            <text:p>Tnut_M3</text:p>
          </table:table-cell>
          <table:table-cell table:style-name="ce7" office:value-type="string" calcext:value-type="string">
            <text:p>M3 drop-in T-nut</text:p>
          </table:table-cell>
          <table:table-cell table:style-name="ce7" office:value-type="float" office:value="300" calcext:value-type="float">
            <text:p>300</text:p>
          </table:table-cell>
          <table:table-cell table:style-name="ce14" office:value-type="currency" office:currency="EUR" office:value="0.009" calcext:value-type="currency">
            <text:p>€ 0,0090</text:p>
          </table:table-cell>
          <table:table-cell table:style-name="ce20" table:formula="of:=[.D9]*[.C9]" office:value-type="currency" office:currency="EUR" office:value="2.7" calcext:value-type="currency">
            <text:p>€ 2,70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PAA-N-6-M3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Tnut_M5</text:p>
          </table:table-cell>
          <table:table-cell table:style-name="ce6" office:value-type="string" calcext:value-type="string">
            <text:p>M5 drop-in T-nut</text:p>
          </table:table-cell>
          <table:table-cell table:style-name="ce6" office:value-type="float" office:value="300" calcext:value-type="float">
            <text:p>300</text:p>
          </table:table-cell>
          <table:table-cell table:style-name="ce13" office:value-type="currency" office:currency="EUR" office:value="0.0055" calcext:value-type="currency">
            <text:p>€ 0,0055</text:p>
          </table:table-cell>
          <table:table-cell table:style-name="ce19" table:formula="of:=[.D10]*[.C10]" office:value-type="currency" office:currency="EUR" office:value="1.65" calcext:value-type="currency">
            <text:p>€ 1,65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PAA-N-6-M5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BallNut_M3</text:p>
          </table:table-cell>
          <table:table-cell table:style-name="ce7" office:value-type="string" calcext:value-type="string">
            <text:p>M3 spring-loaded ball nut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288" calcext:value-type="currency">
            <text:p>€ 0,0288</text:p>
          </table:table-cell>
          <table:table-cell table:style-name="ce20" table:formula="of:=[.D11]*[.C11]" office:value-type="currency" office:currency="EUR" office:value="2.88" calcext:value-type="currency">
            <text:p>€ 2,88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PAB-N-6-M3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BallNut_M4</text:p>
          </table:table-cell>
          <table:table-cell table:style-name="ce6" office:value-type="string" calcext:value-type="string">
            <text:p>M4 spring-loaded ball nut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currency" office:currency="EUR" office:value="0.0294" calcext:value-type="currency">
            <text:p>€ 0,0294</text:p>
          </table:table-cell>
          <table:table-cell table:style-name="ce19" table:formula="of:=[.D12]*[.C12]" office:value-type="currency" office:currency="EUR" office:value="1.47" calcext:value-type="currency">
            <text:p>€ 1,47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PAB-N-6-M4</text:p>
          </table:table-cell>
          <table:table-cell table:style-name="ce6" office:value-type="string" calcext:value-type="string">
            <text:p>50pcs+</text:p>
          </table:table-cell>
        </table:table-row>
        <table:table-row table:style-name="ro1">
          <table:table-cell table:style-name="ce7" office:value-type="string" calcext:value-type="string">
            <text:p>BallNut_M5</text:p>
          </table:table-cell>
          <table:table-cell table:style-name="ce7" office:value-type="string" calcext:value-type="string">
            <text:p>M5 spring-loaded ball nut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288" calcext:value-type="currency">
            <text:p>€ 0,0288</text:p>
          </table:table-cell>
          <table:table-cell table:style-name="ce20" table:formula="of:=[.D13]*[.C13]" office:value-type="currency" office:currency="EUR" office:value="2.88" calcext:value-type="currency">
            <text:p>€ 2,88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PAB-N-6-M5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3x6</text:p>
          </table:table-cell>
          <table:table-cell table:style-name="ce6" office:value-type="string" calcext:value-type="string">
            <text:p>Hex socket cap screw – M3x6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37" calcext:value-type="currency">
            <text:p>€ 0,0037</text:p>
          </table:table-cell>
          <table:table-cell table:style-name="ce19" table:formula="of:=[.D14]*[.C14]" office:value-type="currency" office:currency="EUR" office:value="0.37" calcext:value-type="currency">
            <text:p>€ 0,37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3-L6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CS_3x10</text:p>
          </table:table-cell>
          <table:table-cell table:style-name="ce7" office:value-type="string" calcext:value-type="string">
            <text:p>Hex socket cap screw – M3x10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47" calcext:value-type="currency">
            <text:p>€ 0,0047</text:p>
          </table:table-cell>
          <table:table-cell table:style-name="ce20" table:formula="of:=[.D15]*[.C15]" office:value-type="currency" office:currency="EUR" office:value="0.47" calcext:value-type="currency">
            <text:p>€ 0,47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A-S1-M3-L10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3x12</text:p>
          </table:table-cell>
          <table:table-cell table:style-name="ce6" office:value-type="string" calcext:value-type="string">
            <text:p>Hex socket cap screw – M3x12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51" calcext:value-type="currency">
            <text:p>€ 0,0051</text:p>
          </table:table-cell>
          <table:table-cell table:style-name="ce19" table:formula="of:=[.D16]*[.C16]" office:value-type="currency" office:currency="EUR" office:value="0.51" calcext:value-type="currency">
            <text:p>€ 0,51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3-L12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CS_3x18</text:p>
          </table:table-cell>
          <table:table-cell table:style-name="ce7" office:value-type="string" calcext:value-type="string">
            <text:p>Hex socket cap screw – M3x18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68" calcext:value-type="currency">
            <text:p>€ 0,0068</text:p>
          </table:table-cell>
          <table:table-cell table:style-name="ce20" table:formula="of:=[.D17]*[.C17]" office:value-type="currency" office:currency="EUR" office:value="0.68" calcext:value-type="currency">
            <text:p>€ 0,68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A-S1-M3-L18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3x25</text:p>
          </table:table-cell>
          <table:table-cell table:style-name="ce6" office:value-type="string" calcext:value-type="string">
            <text:p>Hex socket cap screw – M3x25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85" calcext:value-type="currency">
            <text:p>€ 0,0085</text:p>
          </table:table-cell>
          <table:table-cell table:style-name="ce19" table:formula="of:=[.D18]*[.C18]" office:value-type="currency" office:currency="EUR" office:value="0.85" calcext:value-type="currency">
            <text:p>€ 0,85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3-L25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BH_3x6</text:p>
          </table:table-cell>
          <table:table-cell table:style-name="ce7" office:value-type="string" calcext:value-type="string">
            <text:p>Hex socket ball head screw – M3x6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31" calcext:value-type="currency">
            <text:p>€ 0,0031</text:p>
          </table:table-cell>
          <table:table-cell table:style-name="ce20" table:formula="of:=[.D19]*[.C19]" office:value-type="currency" office:currency="EUR" office:value="0.31" calcext:value-type="currency">
            <text:p>€ 0,31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G-S1-M3-L6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BH_3x10</text:p>
          </table:table-cell>
          <table:table-cell table:style-name="ce6" office:value-type="string" calcext:value-type="string">
            <text:p>Hex socket ball head screw – M3x10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43" calcext:value-type="currency">
            <text:p>€ 0,0043</text:p>
          </table:table-cell>
          <table:table-cell table:style-name="ce19" table:formula="of:=[.D20]*[.C20]" office:value-type="currency" office:currency="EUR" office:value="0.43" calcext:value-type="currency">
            <text:p>€ 0,43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G-S1-M3-L10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BH_3x12</text:p>
          </table:table-cell>
          <table:table-cell table:style-name="ce7" office:value-type="string" calcext:value-type="string">
            <text:p>Hex socket ball head screw – M3x12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42" calcext:value-type="currency">
            <text:p>€ 0,0042</text:p>
          </table:table-cell>
          <table:table-cell table:style-name="ce20" table:formula="of:=[.D21]*[.C21]" office:value-type="currency" office:currency="EUR" office:value="0.42" calcext:value-type="currency">
            <text:p>€ 0,42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G-S1-M3-L12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BH_3x18</text:p>
          </table:table-cell>
          <table:table-cell table:style-name="ce6" office:value-type="string" calcext:value-type="string">
            <text:p>Hex socket ball head screw – M3x18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56" calcext:value-type="currency">
            <text:p>€ 0,0056</text:p>
          </table:table-cell>
          <table:table-cell table:style-name="ce19" table:formula="of:=[.D22]*[.C22]" office:value-type="currency" office:currency="EUR" office:value="0.56" calcext:value-type="currency">
            <text:p>€ 0,56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G-S1-M3-L18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BH_3x25</text:p>
          </table:table-cell>
          <table:table-cell table:style-name="ce7" office:value-type="string" calcext:value-type="string">
            <text:p>Hex socket ball head screw – M3x25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73" calcext:value-type="currency">
            <text:p>€ 0,0073</text:p>
          </table:table-cell>
          <table:table-cell table:style-name="ce20" table:formula="of:=[.D23]*[.C23]" office:value-type="currency" office:currency="EUR" office:value="0.73" calcext:value-type="currency">
            <text:p>€ 0,73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G-S1-M3-L25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4x10</text:p>
          </table:table-cell>
          <table:table-cell table:style-name="ce6" office:value-type="string" calcext:value-type="string">
            <text:p>Hex socket cap screw – M4x10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74" calcext:value-type="currency">
            <text:p>€ 0,0074</text:p>
          </table:table-cell>
          <table:table-cell table:style-name="ce19" table:formula="of:=[.D24]*[.C24]" office:value-type="currency" office:currency="EUR" office:value="0.74" calcext:value-type="currency">
            <text:p>€ 0,74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4-L10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CS_5x10</text:p>
          </table:table-cell>
          <table:table-cell table:style-name="ce7" office:value-type="string" calcext:value-type="string">
            <text:p>Hex socket cap screw – M5x10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105" calcext:value-type="currency">
            <text:p>€ 0,0105</text:p>
          </table:table-cell>
          <table:table-cell table:style-name="ce20" table:formula="of:=[.D25]*[.C25]" office:value-type="currency" office:currency="EUR" office:value="1.05" calcext:value-type="currency">
            <text:p>€ 1,05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A-S1-M5-L10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5x20</text:p>
          </table:table-cell>
          <table:table-cell table:style-name="ce6" office:value-type="string" calcext:value-type="string">
            <text:p>Hex socket cap screw – M5x20mm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currency" office:currency="EUR" office:value="0.0146" calcext:value-type="currency">
            <text:p>€ 0,0146</text:p>
          </table:table-cell>
          <table:table-cell table:style-name="ce19" table:formula="of:=[.D26]*[.C26]" office:value-type="currency" office:currency="EUR" office:value="0.73" calcext:value-type="currency">
            <text:p>€ 0,73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5-L20</text:p>
          </table:table-cell>
          <table:table-cell table:style-name="ce6" office:value-type="string" calcext:value-type="string">
            <text:p>50pcs+</text:p>
          </table:table-cell>
        </table:table-row>
        <table:table-row table:style-name="ro1">
          <table:table-cell table:style-name="ce7" office:value-type="string" calcext:value-type="string">
            <text:p>Nut_Lock_M5</text:p>
          </table:table-cell>
          <table:table-cell table:style-name="ce7" office:value-type="string" calcext:value-type="string">
            <text:p>M5 locking nylock nut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currency" office:currency="EUR" office:value="0.0116" calcext:value-type="currency">
            <text:p>€ 0,0116</text:p>
          </table:table-cell>
          <table:table-cell table:style-name="ce20" table:formula="of:=[.D27]*[.C27]" office:value-type="currency" office:currency="EUR" office:value="0.58" calcext:value-type="currency">
            <text:p>€ 0,58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MLC-C2-Y-M5</text:p>
          </table:table-cell>
          <table:table-cell table:style-name="ce7" office:value-type="string" calcext:value-type="string">
            <text:p>50pcs+</text:p>
          </table:table-cell>
        </table:table-row>
        <table:table-row table:style-name="ro1">
          <table:table-cell table:style-name="ce6" office:value-type="string" calcext:value-type="string">
            <text:p>WASH_M3</text:p>
          </table:table-cell>
          <table:table-cell table:style-name="ce6" office:value-type="string" calcext:value-type="string">
            <text:p>M3 Washer – Standard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11" calcext:value-type="currency">
            <text:p>€ 0,0011</text:p>
          </table:table-cell>
          <table:table-cell table:style-name="ce19" table:formula="of:=[.D28]*[.C28]" office:value-type="currency" office:currency="EUR" office:value="0.11" calcext:value-type="currency">
            <text:p>€ 0,11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PDA-S1W-B-3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WASH_M4_W</text:p>
          </table:table-cell>
          <table:table-cell table:style-name="ce7" office:value-type="string" calcext:value-type="string">
            <text:p>M4 washer – Wide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currency" office:currency="EUR" office:value="0.003" calcext:value-type="currency">
            <text:p>€ 0,0030</text:p>
          </table:table-cell>
          <table:table-cell table:style-name="ce20" table:formula="of:=[.D29]*[.C29]" office:value-type="currency" office:currency="EUR" office:value="0.15" calcext:value-type="currency">
            <text:p>€ 0,15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PDA-S1W-K-4</text:p>
          </table:table-cell>
          <table:table-cell table:style-name="ce7" office:value-type="string" calcext:value-type="string">
            <text:p>50pcs+</text:p>
          </table:table-cell>
        </table:table-row>
        <table:table-row table:style-name="ro1">
          <table:table-cell table:style-name="ce6" office:value-type="string" calcext:value-type="string">
            <text:p>WASH_M5</text:p>
          </table:table-cell>
          <table:table-cell table:style-name="ce6" office:value-type="string" calcext:value-type="string">
            <text:p>M5 Washer – Standard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19" calcext:value-type="currency">
            <text:p>€ 0,0019</text:p>
          </table:table-cell>
          <table:table-cell table:style-name="ce19" table:formula="of:=[.D30]*[.C30]" office:value-type="currency" office:currency="EUR" office:value="0.19" calcext:value-type="currency">
            <text:p>€ 0,19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PDA-S1W-B-5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M3_Insert</text:p>
          </table:table-cell>
          <table:table-cell table:style-name="ce7" office:value-type="string" calcext:value-type="string">
            <text:p>M3 threaded insert – Standard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546" calcext:value-type="currency">
            <text:p>€ 0,0546</text:p>
          </table:table-cell>
          <table:table-cell table:style-name="ce20" table:formula="of:=[.D31]*[.C31]" office:value-type="currency" office:currency="EUR" office:value="5.46" calcext:value-type="currency">
            <text:p>€ 5,46</text:p>
          </table:table-cell>
          <table:table-cell table:style-name="ce26" office:value-type="string" calcext:value-type="string">
            <text:p>Ali</text:p>
          </table:table-cell>
          <table:table-cell table:style-name="ce26" office:value-type="string" calcext:value-type="string">
            <text:p><text:a xlink:href="https://www.aliexpress.com/item/1005003582355741.html?spm=a2g0o.order_list.order_list_main.160.79341802HGwDOj" xlink:type="simple">Link</text:a></text:p>
          </table:table-cell>
          <table:table-cell table:style-name="ce7" office:value-type="string" calcext:value-type="string">
            <text:p>M3 – OD4.5 – 4mm</text:p>
          </table:table-cell>
        </table:table-row>
        <table:table-row table:style-name="ro1">
          <table:table-cell table:style-name="ce6" table:number-columns-repeated="3"/>
          <table:table-cell table:style-name="ce13"/>
          <table:table-cell table:style-name="ce19"/>
          <table:table-cell table:style-name="ce25" table:number-columns-repeated="2"/>
          <table:table-cell table:style-name="ce6"/>
        </table:table-row>
        <table:table-row table:style-name="ro1">
          <table:table-cell table:style-name="ce7" table:number-columns-repeated="3"/>
          <table:table-cell table:style-name="ce14"/>
          <table:table-cell table:style-name="ce20"/>
          <table:table-cell table:style-name="ce26" table:number-columns-repeated="2"/>
          <table:table-cell table:style-name="ce7"/>
        </table:table-row>
        <table:table-row table:style-name="ro1">
          <table:table-cell table:style-name="ce8" table:number-columns-repeated="3"/>
          <table:table-cell table:style-name="ce15"/>
          <table:table-cell table:style-name="ce21"/>
          <table:table-cell table:style-name="ce27" table:number-columns-repeated="2"/>
          <table:table-cell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24" office:value-type="string" calcext:value-type="string" table:number-columns-spanned="6" table:number-rows-spanned="1">
            <text:p>MOTION (Linear rails, steppers, pulleys...)</text:p>
          </table:table-cell>
          <table:covered-table-cell table:number-columns-repeated="5" table:style-name="ce43"/>
          <table:table-cell table:style-name="ce83" office:value-type="string" calcext:value-type="string">
            <text:p>Price for motion parts</text:p>
          </table:table-cell>
          <table:table-cell table:style-name="ce88" table:formula="of:=SUM([.E37:.E47])" office:value-type="currency" office:currency="EUR" office:value="232.971" calcext:value-type="currency">
            <text:p>€ 232,97</text:p>
          </table:table-cell>
        </table:table-row>
        <table:table-row table:style-name="ro1">
          <table:table-cell table:style-name="ce31" office:value-type="string" calcext:value-type="string">
            <text:p>Rail_400mm</text:p>
          </table:table-cell>
          <table:table-cell table:style-name="ce31" office:value-type="string" calcext:value-type="string">
            <text:p>MGN12H Rail – 400mm</text:p>
          </table:table-cell>
          <table:table-cell table:style-name="ce31" office:value-type="float" office:value="3" calcext:value-type="float">
            <text:p>3</text:p>
          </table:table-cell>
          <table:table-cell table:style-name="ce54" office:value-type="currency" office:currency="EUR" office:value="25.98" calcext:value-type="currency">
            <text:p>€ 25,9800</text:p>
          </table:table-cell>
          <table:table-cell table:style-name="ce68" table:formula="of:=[.D37]*[.C37]" office:value-type="currency" office:currency="EUR" office:value="77.94" calcext:value-type="currency">
            <text:p>€ 77,94</text:p>
          </table:table-cell>
          <table:table-cell table:style-name="ce31" office:value-type="string" calcext:value-type="string">
            <text:p>Amazon</text:p>
          </table:table-cell>
          <table:table-cell table:style-name="ce31" office:value-type="string" calcext:value-type="string">
            <text:p>B08G1GVK7Q</text:p>
          </table:table-cell>
          <table:table-cell table:style-name="ce31" office:value-type="string" calcext:value-type="string">
            <text:p>400mm</text:p>
          </table:table-cell>
        </table:table-row>
        <table:table-row table:style-name="ro1">
          <table:table-cell table:style-name="ce32" office:value-type="string" calcext:value-type="string">
            <text:p>Rail_100mm</text:p>
          </table:table-cell>
          <table:table-cell table:style-name="ce32" office:value-type="string" calcext:value-type="string">
            <text:p>MGN9H Rail – 100mm</text:p>
          </table:table-cell>
          <table:table-cell table:style-name="ce32" office:value-type="float" office:value="2" calcext:value-type="float">
            <text:p>2</text:p>
          </table:table-cell>
          <table:table-cell table:style-name="ce55" office:value-type="currency" office:currency="EUR" office:value="17.79" calcext:value-type="currency">
            <text:p>€ 17,7900</text:p>
          </table:table-cell>
          <table:table-cell table:style-name="ce69" table:formula="of:=[.D38]*[.C38]" office:value-type="currency" office:currency="EUR" office:value="35.58" calcext:value-type="currency">
            <text:p>€ 35,58</text:p>
          </table:table-cell>
          <table:table-cell table:style-name="ce32" office:value-type="string" calcext:value-type="string">
            <text:p>Amazon</text:p>
          </table:table-cell>
          <table:table-cell table:style-name="ce32" office:value-type="string" calcext:value-type="string">
            <text:p>B09FSG4KG3</text:p>
          </table:table-cell>
          <table:table-cell table:style-name="ce32" office:value-type="string" calcext:value-type="string">
            <text:p>100mm</text:p>
          </table:table-cell>
        </table:table-row>
        <table:table-row table:style-name="ro1">
          <table:table-cell table:style-name="ce31" office:value-type="string" calcext:value-type="string">
            <text:p>Chain_Wide</text:p>
          </table:table-cell>
          <table:table-cell table:style-name="ce31" office:value-type="string" calcext:value-type="string">
            <text:p>18x37mm cable chain</text:p>
          </table:table-cell>
          <table:table-cell table:style-name="ce31" office:value-type="float" office:value="2" calcext:value-type="float">
            <text:p>2</text:p>
          </table:table-cell>
          <table:table-cell table:style-name="ce54" office:value-type="currency" office:currency="EUR" office:value="9.29" calcext:value-type="currency">
            <text:p>€ 9,2900</text:p>
          </table:table-cell>
          <table:table-cell table:style-name="ce68" table:formula="of:=[.D39]*[.C39]" office:value-type="currency" office:currency="EUR" office:value="18.58" calcext:value-type="currency">
            <text:p>€ 18,58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string" calcext:value-type="string">
            <text:p><text:a xlink:href="https://www.aliexpress.com/item/32852122851.html?spm=a2g0o.cart.0.0.38af38dawF4YnP&amp;mp=1&amp;pdp_npi=5@dis!EUR!EUR%2011.33!EUR%209.29!!EUR%208.59!!!@210390b817465198615193778e3863!65257125725!ct!IT!910753856!!2!0" xlink:type="simple">Link</text:a></text:p>
          </table:table-cell>
          <table:table-cell table:style-name="ce31" office:value-type="string" calcext:value-type="string">
            <text:p>18x37mm radius 38mm</text:p>
          </table:table-cell>
        </table:table-row>
        <table:table-row table:style-name="ro1">
          <table:table-cell table:style-name="ce32" office:value-type="string" calcext:value-type="string">
            <text:p>Idler_6B5_GT2</text:p>
          </table:table-cell>
          <table:table-cell table:style-name="ce32" office:value-type="string" calcext:value-type="string">
            <text:p>Toothed GT2 idler for 6mm belt – 5mm bore</text:p>
          </table:table-cell>
          <table:table-cell table:style-name="ce32" office:value-type="float" office:value="7" calcext:value-type="float">
            <text:p>7</text:p>
          </table:table-cell>
          <table:table-cell table:style-name="ce55" office:value-type="currency" office:currency="EUR" office:value="2.669" calcext:value-type="currency">
            <text:p>€ 2,6690</text:p>
          </table:table-cell>
          <table:table-cell table:style-name="ce69" table:formula="of:=[.D40]*[.C40]" office:value-type="currency" office:currency="EUR" office:value="18.683" calcext:value-type="currency">
            <text:p>€ 18,68</text:p>
          </table:table-cell>
          <table:table-cell table:style-name="ce32" office:value-type="string" calcext:value-type="string">
            <text:p>Ali</text:p>
          </table:table-cell>
          <table:table-cell table:style-name="ce32" office:value-type="string" calcext:value-type="string">
            <text:p><text:a xlink:href="https://www.aliexpress.com/item/1005004957508089.html?spm=a2g0o.store_pc_allItems_or_groupList.0.0.6407458bkNkOXZ&amp;pdp_npi=4@dis!EUR!€%203%2C43!€%203%2C43!!!3.78!3.78!@210390b817465199995396778e3863!12000031185339695!sh!IT!910753856!X" xlink:type="simple">Link</text:a></text:p>
          </table:table-cell>
          <table:table-cell table:style-name="ce32" office:value-type="string" calcext:value-type="string">
            <text:p>Select 10pcs, 5mm bore</text:p>
          </table:table-cell>
        </table:table-row>
        <table:table-row table:style-name="ro1">
          <table:table-cell table:style-name="ce31" office:value-type="string" calcext:value-type="string">
            <text:p>Idler_6B5_Smooth</text:p>
          </table:table-cell>
          <table:table-cell table:style-name="ce31" office:value-type="string" calcext:value-type="string">
            <text:p>Smooth idler for 6mm belt – 5mm bore</text:p>
          </table:table-cell>
          <table:table-cell table:style-name="ce31" office:value-type="float" office:value="2" calcext:value-type="float">
            <text:p>2</text:p>
          </table:table-cell>
          <table:table-cell table:style-name="ce54" office:value-type="currency" office:currency="EUR" office:value="2.679" calcext:value-type="currency">
            <text:p>€ 2,6790</text:p>
          </table:table-cell>
          <table:table-cell table:style-name="ce68" table:formula="of:=[.D41]*[.C41]" office:value-type="currency" office:currency="EUR" office:value="5.358" calcext:value-type="currency">
            <text:p>€ 5,36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string" calcext:value-type="string">
            <text:p><text:a xlink:href="https://www.aliexpress.com/item/1005004957508089.html?spm=a2g0o.store_pc_allItems_or_groupList.0.0.6407458bkNkOXZ&amp;pdp_npi=4@dis!EUR!€%203%2C43!€%203%2C43!!!3.78!3.78!@210390b817465199995396778e3863!12000031185339695!sh!IT!910753856!X" xlink:type="simple">Link</text:a></text:p>
          </table:table-cell>
          <table:table-cell table:style-name="ce31" office:value-type="string" calcext:value-type="string">
            <text:p>Select 10pcs, 5mm bore</text:p>
          </table:table-cell>
        </table:table-row>
        <table:table-row table:style-name="ro1">
          <table:table-cell table:style-name="ce32" office:value-type="string" calcext:value-type="string">
            <text:p>Pulley_6B5_20T</text:p>
          </table:table-cell>
          <table:table-cell table:style-name="ce32" office:value-type="string" calcext:value-type="string">
            <text:p>20T pulley for GT2 belts – 5mm bore</text:p>
          </table:table-cell>
          <table:table-cell table:style-name="ce32" office:value-type="float" office:value="4" calcext:value-type="float">
            <text:p>4</text:p>
          </table:table-cell>
          <table:table-cell table:style-name="ce55" office:value-type="currency" office:currency="EUR" office:value="3.065" calcext:value-type="currency">
            <text:p>€ 3,0650</text:p>
          </table:table-cell>
          <table:table-cell table:style-name="ce69" table:formula="of:=[.D42]*[.C42]" office:value-type="currency" office:currency="EUR" office:value="12.26" calcext:value-type="currency">
            <text:p>€ 12,26</text:p>
          </table:table-cell>
          <table:table-cell table:style-name="ce32" office:value-type="string" calcext:value-type="string">
            <text:p>Ali</text:p>
          </table:table-cell>
          <table:table-cell table:style-name="ce32" office:value-type="string" calcext:value-type="string">
            <text:p><text:a xlink:href="https://www.aliexpress.com/item/32816906105.html?spm=a2g0o.store_pc_allItems_or_groupList.0.0.6407458bkNkOXZ&amp;pdp_npi=4@dis!EUR!€%203%2C34!€%203%2C34!!!3.68!3.68!@210390b817465199995396778e3863!66526242417!sh!IT!910753856!X" xlink:type="simple">Link</text:a></text:p>
          </table:table-cell>
          <table:table-cell table:style-name="ce32" office:value-type="string" calcext:value-type="string">
            <text:p>Select 6pcs, 5mm bore</text:p>
          </table:table-cell>
        </table:table-row>
        <table:table-row table:style-name="ro1">
          <table:table-cell table:style-name="ce31" office:value-type="string" calcext:value-type="string">
            <text:p>GT2_Belt</text:p>
          </table:table-cell>
          <table:table-cell table:style-name="ce31" office:value-type="string" calcext:value-type="string">
            <text:p>Gates GT2 belt – 6mm</text:p>
          </table:table-cell>
          <table:table-cell table:style-name="ce31" office:value-type="float" office:value="1" calcext:value-type="float">
            <text:p>1</text:p>
          </table:table-cell>
          <table:table-cell table:style-name="ce54" office:value-type="currency" office:currency="EUR" office:value="18.59" calcext:value-type="currency">
            <text:p>€ 18,5900</text:p>
          </table:table-cell>
          <table:table-cell table:style-name="ce68" table:formula="of:=[.D43]*[.C43]" office:value-type="currency" office:currency="EUR" office:value="18.59" calcext:value-type="currency">
            <text:p>€ 18,59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string" calcext:value-type="string">
            <text:p><text:a xlink:href="https://www.aliexpress.com/item/1005006507781085.html?spm=a2g0o.detail.pcDetailTopMoreOtherSeller.3.2ea85hQA5hQAO2&amp;gps-id=pcDetailTopMoreOtherSeller&amp;scm=1007.40050.354490.0&amp;scm_id=1007.40050.354490.0&amp;scm-url=1007.40050.354490.0&amp;pvid=0f58cc73-9ff9-47ea-8e2f-682e2c40a00d&amp;_t=gps-id:pcDetailTopMoreOtherSeller,scm-url:1007.40050.354490.0,pvid:0f58cc73-9ff9-47ea-8e2f-682e2c40a00d,tpp_buckets:668%232846%238107%231934&amp;pdp_ext_f=%7B%22order%22%3A%22953%22%2C%22eval%22%3A%221%22%2C%22sceneId%22%3A%2230050%22%7D&amp;pdp_npi=4%40dis%21EUR%218.19%218.19%21%21%219.03%219.03%21%402103894417465200153966833ea9ff%2112000037754698142%21rec%21IT%21910753856%21X&amp;utparam-url=scene%3ApcDetailTopMoreOtherSeller%7Cquery_from%3A" xlink:type="simple">Link</text:a></text:p>
          </table:table-cell>
          <table:table-cell table:style-name="ce31" office:value-type="string" calcext:value-type="string">
            <text:p>Select 4m</text:p>
          </table:table-cell>
        </table:table-row>
        <table:table-row table:style-name="ro1">
          <table:table-cell table:style-name="ce32" office:value-type="string" calcext:value-type="string">
            <text:p>Stepper_17_2A</text:p>
          </table:table-cell>
          <table:table-cell table:style-name="ce32" office:value-type="string" calcext:value-type="string">
            <text:p>Nema17 stepper – 2A current – PCB plugs</text:p>
          </table:table-cell>
          <table:table-cell table:style-name="ce32" office:value-type="float" office:value="3" calcext:value-type="float">
            <text:p>3</text:p>
          </table:table-cell>
          <table:table-cell table:style-name="ce55" office:value-type="currency" office:currency="EUR" office:value="11.53" calcext:value-type="currency">
            <text:p>€ 11,5300</text:p>
          </table:table-cell>
          <table:table-cell table:style-name="ce69" table:formula="of:=[.D44]*[.C44]" office:value-type="currency" office:currency="EUR" office:value="34.59" calcext:value-type="currency">
            <text:p>€ 34,59</text:p>
          </table:table-cell>
          <table:table-cell table:style-name="ce32" office:value-type="string" calcext:value-type="string">
            <text:p>Ali</text:p>
          </table:table-cell>
          <table:table-cell table:style-name="ce32" office:value-type="string" calcext:value-type="string">
            <text:p><text:a xlink:href="https://www.aliexpress.com/item/1005004731197516.html?spm=a2g0o.detail.pcDetailTopMoreOtherSeller.2.32defW9jfW9jfD&amp;gps-id=pcDetailTopMoreOtherSeller&amp;scm=1007.40050.354490.0&amp;scm_id=1007.40050.354490.0&amp;scm-url=1007.40050.354490.0&amp;pvid=6313c9a0-307d-4983-9518-3773d1680322&amp;_t=gps-id:pcDetailTopMoreOtherSeller,scm-url:1007.40050.354490.0,pvid:6313c9a0-307d-4983-9518-3773d1680322,tpp_buckets:668%232846%238107%231934&amp;pdp_ext_f=%7B%22order%22%3A%22338%22%2C%22eval%22%3A%221%22%2C%22sceneId%22%3A%2230050%22%7D&amp;pdp_npi=4@dis!EUR!23.55!17.19!!!25.97!18.96!@210384cc17465239866344829ebe6b!12000030302442011!rec!IT!910753856!X&amp;utparam-url=scene%3ApcDetailTopMoreOtherSeller%7Cquery_from%3A" xlink:type="simple">Link</text:a></text:p>
          </table:table-cell>
          <table:table-cell table:style-name="ce32" office:value-type="string" calcext:value-type="string">
            <text:p>Select 3pcs</text:p>
          </table:table-cell>
        </table:table-row>
        <table:table-row table:style-name="ro1">
          <table:table-cell table:style-name="ce31" office:value-type="string" calcext:value-type="string">
            <text:p>Stepper_17_1A</text:p>
          </table:table-cell>
          <table:table-cell table:style-name="ce31" office:value-type="string" calcext:value-type="string">
            <text:p>Nema17 stepper – 2A current – wire – pancake</text:p>
          </table:table-cell>
          <table:table-cell table:style-name="ce31" office:value-type="float" office:value="1" calcext:value-type="float">
            <text:p>1</text:p>
          </table:table-cell>
          <table:table-cell table:style-name="ce54" office:value-type="currency" office:currency="EUR" office:value="11.39" calcext:value-type="currency">
            <text:p>€ 11,3900</text:p>
          </table:table-cell>
          <table:table-cell table:style-name="ce68" table:formula="of:=[.D45]*[.C45]" office:value-type="currency" office:currency="EUR" office:value="11.39" calcext:value-type="currency">
            <text:p>€ 11,39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string" calcext:value-type="string">
            <text:p><text:a xlink:href="https://www.aliexpress.com/item/32585429251.html?pdp_npi=4@dis!EUR!€%2011%2C39!€%2011%2C39!!!12.56!12.56!@211b813f17465242330216289e1c93!65367836295!sh!IT!910753856!X&amp;spm=a2g0o.store_pc_allItems_or_groupList.new_all_items_2007599132608.32585429251" xlink:type="simple">Link</text:a></text:p>
          </table:table-cell>
          <table:table-cell table:style-name="ce31"/>
        </table:table-row>
        <table:table-row table:style-name="ro1">
          <table:table-cell table:style-name="ce32" table:number-columns-repeated="3"/>
          <table:table-cell table:style-name="ce55"/>
          <table:table-cell table:style-name="ce69"/>
          <table:table-cell table:style-name="ce32" table:number-columns-repeated="3"/>
        </table:table-row>
        <table:table-row table:style-name="ro1">
          <table:table-cell table:style-name="ce31" table:number-columns-repeated="3"/>
          <table:table-cell table:style-name="ce54"/>
          <table:table-cell table:style-name="ce68"/>
          <table:table-cell table:style-name="ce31" table:number-columns-repeated="3"/>
        </table:table-row>
        <table:table-row table:style-name="ro1">
          <table:table-cell table:style-name="ce8" table:number-columns-repeated="3"/>
          <table:table-cell table:style-name="ce15"/>
          <table:table-cell table:style-name="ce21"/>
          <table:table-cell table:style-name="ce8"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3" office:value-type="string" calcext:value-type="string" table:number-columns-spanned="6" table:number-rows-spanned="1">
            <text:p>ELECTRONICS (PCBs, camera, PSU…)</text:p>
          </table:table-cell>
          <table:covered-table-cell table:number-columns-repeated="5" table:style-name="ce44"/>
          <table:table-cell table:style-name="ce84" office:value-type="string" calcext:value-type="string">
            <text:p>Price for electroncis</text:p>
          </table:table-cell>
          <table:table-cell table:style-name="ce89" table:formula="of:=SUM([.E51:.E57])" office:value-type="currency" office:currency="EUR" office:value="322.7" calcext:value-type="currency">
            <text:p>€ 322,70</text:p>
          </table:table-cell>
        </table:table-row>
        <table:table-row table:style-name="ro1">
          <table:table-cell table:style-name="ce34" office:value-type="string" calcext:value-type="string">
            <text:p>LRS-350-24</text:p>
          </table:table-cell>
          <table:table-cell table:style-name="ce34" office:value-type="string" calcext:value-type="string">
            <text:p>Meanwell LRS-350-24 Switching PSU – 350W – 24V</text:p>
          </table:table-cell>
          <table:table-cell table:style-name="ce34" office:value-type="float" office:value="1" calcext:value-type="float">
            <text:p>1</text:p>
          </table:table-cell>
          <table:table-cell table:style-name="ce56" office:value-type="currency" office:currency="EUR" office:value="49.39" calcext:value-type="currency">
            <text:p>€ 49,3900</text:p>
          </table:table-cell>
          <table:table-cell table:style-name="ce70" table:formula="of:=[.D51]*[.C51]" office:value-type="currency" office:currency="EUR" office:value="49.39" calcext:value-type="currency">
            <text:p>€ 49,39</text:p>
          </table:table-cell>
          <table:table-cell table:style-name="ce34" office:value-type="string" calcext:value-type="string">
            <text:p>Ali</text:p>
          </table:table-cell>
          <table:table-cell table:style-name="ce34" office:value-type="string" calcext:value-type="string">
            <text:p><text:a xlink:href="https://www.aliexpress.com/item/32857859551.html?pdp_npi=4@dis!EUR!€%2053%2C68!€%2049%2C39!!!59.20!54.47!@211b618e17465226796515990ef6ec!65365302140!sh!IT!910753856!X&amp;spm=a2g0o.store_pc_allItems_or_groupList.new_all_items_2007447399652.32857859551" xlink:type="simple">Link</text:a></text:p>
          </table:table-cell>
          <table:table-cell table:style-name="ce34" office:value-type="string" calcext:value-type="string">
            <text:p>350W – 24V</text:p>
          </table:table-cell>
        </table:table-row>
        <table:table-row table:style-name="ro1">
          <table:table-cell table:style-name="ce35" office:value-type="string" calcext:value-type="string">
            <text:p>Orion_Core</text:p>
          </table:table-cell>
          <table:table-cell table:style-name="ce35" office:value-type="string" calcext:value-type="string">
            <text:p>Orion core v0.2a mainboard</text:p>
          </table:table-cell>
          <table:table-cell table:style-name="ce35" office:value-type="float" office:value="1" calcext:value-type="float">
            <text:p>1</text:p>
          </table:table-cell>
          <table:table-cell table:style-name="ce57" office:value-type="currency" office:currency="EUR" office:value="175" calcext:value-type="currency">
            <text:p>€ 175,0000</text:p>
          </table:table-cell>
          <table:table-cell table:style-name="ce71" table:formula="of:=[.D52]*[.C52]" office:value-type="currency" office:currency="EUR" office:value="175" calcext:value-type="currency">
            <text:p>€ 175,00</text:p>
          </table:table-cell>
          <table:table-cell table:style-name="ce35" office:value-type="string" calcext:value-type="string">
            <text:p>JLCPCB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Indicative pricing</text:p>
          </table:table-cell>
        </table:table-row>
        <table:table-row table:style-name="ro1">
          <table:table-cell table:style-name="ce34" office:value-type="string" calcext:value-type="string">
            <text:p>Orion_Light</text:p>
          </table:table-cell>
          <table:table-cell table:style-name="ce34" office:value-type="string" calcext:value-type="string">
            <text:p>Orion camera light – 12V</text:p>
          </table:table-cell>
          <table:table-cell table:style-name="ce34" office:value-type="float" office:value="2" calcext:value-type="float">
            <text:p>2</text:p>
          </table:table-cell>
          <table:table-cell table:style-name="ce56" office:value-type="currency" office:currency="EUR" office:value="12" calcext:value-type="currency">
            <text:p>€ 12,0000</text:p>
          </table:table-cell>
          <table:table-cell table:style-name="ce70" table:formula="of:=[.D53]*[.C53]" office:value-type="currency" office:currency="EUR" office:value="24" calcext:value-type="currency">
            <text:p>€ 24,00</text:p>
          </table:table-cell>
          <table:table-cell table:style-name="ce34" office:value-type="string" calcext:value-type="string">
            <text:p>JLCPCB</text:p>
          </table:table-cell>
          <table:table-cell table:style-name="ce34" office:value-type="string" calcext:value-type="string">
            <text:p>n/a</text:p>
          </table:table-cell>
          <table:table-cell table:style-name="ce34" office:value-type="string" calcext:value-type="string">
            <text:p>Indicative pricing</text:p>
          </table:table-cell>
        </table:table-row>
        <table:table-row table:style-name="ro1">
          <table:table-cell table:style-name="ce35" office:value-type="string" calcext:value-type="string">
            <text:p>IEC_Switch</text:p>
          </table:table-cell>
          <table:table-cell table:style-name="ce35" office:value-type="string" calcext:value-type="string">
            <text:p>IEC socket with integrated switch and fuse</text:p>
          </table:table-cell>
          <table:table-cell table:style-name="ce35" office:value-type="float" office:value="1" calcext:value-type="float">
            <text:p>1</text:p>
          </table:table-cell>
          <table:table-cell table:style-name="ce57" office:value-type="currency" office:currency="EUR" office:value="12.13" calcext:value-type="currency">
            <text:p>€ 12,1300</text:p>
          </table:table-cell>
          <table:table-cell table:style-name="ce71" table:formula="of:=[.D54]*[.C54]" office:value-type="currency" office:currency="EUR" office:value="12.13" calcext:value-type="currency">
            <text:p>€ 12,13</text:p>
          </table:table-cell>
          <table:table-cell table:style-name="ce35" office:value-type="string" calcext:value-type="string">
            <text:p>LCSC</text:p>
          </table:table-cell>
          <table:table-cell table:style-name="ce35" office:value-type="string" calcext:value-type="string">
            <text:p>C17570428</text:p>
          </table:table-cell>
          <table:table-cell table:style-name="ce35"/>
        </table:table-row>
        <table:table-row table:style-name="ro1">
          <table:table-cell table:style-name="ce34" office:value-type="string" calcext:value-type="string">
            <text:p>USB_Cam</text:p>
          </table:table-cell>
          <table:table-cell table:style-name="ce34" office:value-type="string" calcext:value-type="string">
            <text:p>ELP USB camera</text:p>
          </table:table-cell>
          <table:table-cell table:style-name="ce34" office:value-type="float" office:value="2" calcext:value-type="float">
            <text:p>2</text:p>
          </table:table-cell>
          <table:table-cell table:style-name="ce56" office:value-type="currency" office:currency="EUR" office:value="31.09" calcext:value-type="currency">
            <text:p>€ 31,0900</text:p>
          </table:table-cell>
          <table:table-cell table:style-name="ce70" table:formula="of:=[.D55]*[.C55]" office:value-type="currency" office:currency="EUR" office:value="62.18" calcext:value-type="currency">
            <text:p>€ 62,18</text:p>
          </table:table-cell>
          <table:table-cell table:style-name="ce34" office:value-type="string" calcext:value-type="string">
            <text:p>Ali</text:p>
          </table:table-cell>
          <table:table-cell table:style-name="ce34" office:value-type="string" calcext:value-type="string">
            <text:p><text:a xlink:href="https://www.aliexpress.com/item/32974277512.html?spm=a2g0o.order_list.order_list_main.563.79341802HGwDOj" xlink:type="simple">Link</text:a></text:p>
          </table:table-cell>
          <table:table-cell table:style-name="ce34" office:value-type="string" calcext:value-type="string">
            <text:p>1x 3,6mm – 1x 8mm</text:p>
          </table:table-cell>
        </table:table-row>
        <table:table-row table:style-name="ro1">
          <table:table-cell table:style-name="ce35" table:number-columns-repeated="3"/>
          <table:table-cell table:style-name="ce57"/>
          <table:table-cell table:style-name="ce71"/>
          <table:table-cell table:style-name="ce35" table:number-columns-repeated="3"/>
        </table:table-row>
        <table:table-row table:style-name="ro1">
          <table:table-cell table:style-name="ce34" table:number-columns-repeated="3"/>
          <table:table-cell table:style-name="ce56"/>
          <table:table-cell table:style-name="ce70"/>
          <table:table-cell table:style-name="ce34" table:number-columns-repeated="3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FEEDERS (PCBs, fasteners…)</text:p>
          </table:table-cell>
          <table:covered-table-cell table:number-columns-repeated="5" table:style-name="ce45"/>
          <table:table-cell table:style-name="ce85" office:value-type="string" calcext:value-type="string">
            <text:p>N° of feeders to make: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style-name="ce37" office:value-type="string" calcext:value-type="string">
            <text:p>Feeder_PCB</text:p>
          </table:table-cell>
          <table:table-cell table:style-name="ce37" office:value-type="string" calcext:value-type="string">
            <text:p>OrionPnP Feeder V0.2a</text:p>
          </table:table-cell>
          <table:table-cell table:style-name="ce37" office:value-type="float" office:value="1" calcext:value-type="float">
            <text:p>1</text:p>
          </table:table-cell>
          <table:table-cell table:style-name="ce58" office:value-type="currency" office:currency="EUR" office:value="9" calcext:value-type="currency">
            <text:p>€ 9,0000</text:p>
          </table:table-cell>
          <table:table-cell table:style-name="ce72" table:formula="of:=[.D61]*([.C61]*[.$H$60])" office:value-type="currency" office:currency="EUR" office:value="45" calcext:value-type="currency">
            <text:p>€ 45,00</text:p>
          </table:table-cell>
          <table:table-cell table:style-name="ce37" office:value-type="string" calcext:value-type="string">
            <text:p>JLCPCB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string" calcext:value-type="string">
            <text:p>Indicative pricing</text:p>
          </table:table-cell>
        </table:table-row>
        <table:table-row table:style-name="ro1">
          <table:table-cell table:style-name="ce38" office:value-type="string" calcext:value-type="string">
            <text:p>M2_Insert</text:p>
          </table:table-cell>
          <table:table-cell table:style-name="ce38" office:value-type="string" calcext:value-type="string">
            <text:p>M2 threaded insert</text:p>
          </table:table-cell>
          <table:table-cell table:style-name="ce38" office:value-type="float" office:value="10" calcext:value-type="float">
            <text:p>10</text:p>
          </table:table-cell>
          <table:table-cell table:style-name="ce59" office:value-type="currency" office:currency="EUR" office:value="0.049" calcext:value-type="currency">
            <text:p>€ 0,0490</text:p>
          </table:table-cell>
          <table:table-cell table:style-name="ce73" table:formula="of:=[.D62]*([.C62]*[.$H$60])" office:value-type="currency" office:currency="EUR" office:value="2.45" calcext:value-type="currency">
            <text:p>€ 2,45</text:p>
          </table:table-cell>
          <table:table-cell table:style-name="ce38" office:value-type="string" calcext:value-type="string">
            <text:p>Ali</text:p>
          </table:table-cell>
          <table:table-cell table:style-name="ce38" office:value-type="string" calcext:value-type="string">
            <text:p><text:a xlink:href="https://www.aliexpress.com/item/1005003582355741.html?spm=a2g0o.order_list.order_list_main.160.79341802HGwDOj" xlink:type="simple">Link</text:a></text:p>
          </table:table-cell>
          <table:table-cell table:style-name="ce38" office:value-type="string" calcext:value-type="string">
            <text:p>M2 – OD3.5 – 3,5mm</text:p>
          </table:table-cell>
        </table:table-row>
        <table:table-row table:style-name="ro1">
          <table:table-cell table:style-name="ce37" office:value-type="string" calcext:value-type="string">
            <text:p>M2_Low_4mm</text:p>
          </table:table-cell>
          <table:table-cell table:style-name="ce37" office:value-type="string" calcext:value-type="string">
            <text:p>Low profile M2x4mm torx screw</text:p>
          </table:table-cell>
          <table:table-cell table:style-name="ce37" office:value-type="float" office:value="8" calcext:value-type="float">
            <text:p>8</text:p>
          </table:table-cell>
          <table:table-cell table:style-name="ce58" office:value-type="currency" office:currency="EUR" office:value="0.0462" calcext:value-type="currency">
            <text:p>€ 0,0462</text:p>
          </table:table-cell>
          <table:table-cell table:style-name="ce72" table:formula="of:=[.D63]*([.C63]*[.$H$60])" office:value-type="currency" office:currency="EUR" office:value="1.848" calcext:value-type="currency">
            <text:p>€ 1,85</text:p>
          </table:table-cell>
          <table:table-cell table:style-name="ce37" office:value-type="string" calcext:value-type="string">
            <text:p>Ali</text:p>
          </table:table-cell>
          <table:table-cell table:style-name="ce37" office:value-type="string" calcext:value-type="string">
            <text:p><text:a xlink:href="https://www.aliexpress.com/item/1005005070119421.html?spm=a2g0o.productlist.main.23.7bdf6c99nqN3kV&amp;aem_p4p_detail=202505060309061208848380148290011729165&amp;algo_pvid=8b2879fd-0bff-4786-a59f-2ae7317266c5&amp;algo_exp_id=8b2879fd-0bff-4786-a59f-2ae7317266c5-11&amp;pdp_ext_f=%7B%22order%22%3A%228722%22%2C%22eval%22%3A%221%22%7D&amp;pdp_npi=4@dis!EUR!1.97!1.97!!!2.17!2.17!@211b653717465261464481295e77f9!12000031519353307!sea!IT!910753856!X&amp;curPageLogUid=7KYEIrKuAAw6&amp;utparam-url=scene%3Asearch%7Cquery_from%3A&amp;search_p4p_id=202505060309061208848380148290011729165_3" xlink:type="simple">Link</text:a></text:p>
          </table:table-cell>
          <table:table-cell table:style-name="ce37" office:value-type="string" calcext:value-type="string">
            <text:p>M2 – 4mm</text:p>
          </table:table-cell>
        </table:table-row>
        <table:table-row table:style-name="ro1">
          <table:table-cell table:style-name="ce38" office:value-type="string" calcext:value-type="string">
            <text:p>M2_Low_6mm</text:p>
          </table:table-cell>
          <table:table-cell table:style-name="ce38" office:value-type="string" calcext:value-type="string">
            <text:p>Low profile M2x6mm torx screw</text:p>
          </table:table-cell>
          <table:table-cell table:style-name="ce38" office:value-type="float" office:value="2" calcext:value-type="float">
            <text:p>2</text:p>
          </table:table-cell>
          <table:table-cell table:style-name="ce59" office:value-type="currency" office:currency="EUR" office:value="0.0484" calcext:value-type="currency">
            <text:p>€ 0,0484</text:p>
          </table:table-cell>
          <table:table-cell table:style-name="ce73" table:formula="of:=[.D64]*([.C64]*[.$H$60])" office:value-type="currency" office:currency="EUR" office:value="0.484" calcext:value-type="currency">
            <text:p>€ 0,48</text:p>
          </table:table-cell>
          <table:table-cell table:style-name="ce38" office:value-type="string" calcext:value-type="string">
            <text:p>Ali</text:p>
          </table:table-cell>
          <table:table-cell table:style-name="ce38" office:value-type="string" calcext:value-type="string">
            <text:p><text:a xlink:href="https://www.aliexpress.com/item/1005005070119421.html?spm=a2g0o.productlist.main.23.7bdf6c99nqN3kV&amp;aem_p4p_detail=202505060309061208848380148290011729165&amp;algo_pvid=8b2879fd-0bff-4786-a59f-2ae7317266c5&amp;algo_exp_id=8b2879fd-0bff-4786-a59f-2ae7317266c5-11&amp;pdp_ext_f=%7B%22order%22%3A%228722%22%2C%22eval%22%3A%221%22%7D&amp;pdp_npi=4@dis!EUR!1.97!1.97!!!2.17!2.17!@211b653717465261464481295e77f9!12000031519353307!sea!IT!910753856!X&amp;curPageLogUid=7KYEIrKuAAw6&amp;utparam-url=scene%3Asearch%7Cquery_from%3A&amp;search_p4p_id=202505060309061208848380148290011729165_3" xlink:type="simple">Link</text:a></text:p>
          </table:table-cell>
          <table:table-cell table:style-name="ce38" office:value-type="string" calcext:value-type="string">
            <text:p>M2 – 6mm</text:p>
          </table:table-cell>
        </table:table-row>
        <table:table-row table:style-name="ro1">
          <table:table-cell table:style-name="ce37" table:number-columns-repeated="3"/>
          <table:table-cell table:style-name="ce58"/>
          <table:table-cell table:style-name="ce72"/>
          <table:table-cell table:style-name="ce37" table:number-columns-repeated="3"/>
        </table:table-row>
        <table:table-row table:style-name="ro1">
          <table:table-cell table:style-name="ce38" table:number-columns-repeated="3"/>
          <table:table-cell table:style-name="ce59"/>
          <table:table-cell table:style-name="ce73"/>
          <table:table-cell table:style-name="ce38" table:number-columns-repeated="3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6" table:number-rows-spanned="1">
            <text:p>PNEUMATICS (Pump, solenoids…)</text:p>
          </table:table-cell>
          <table:covered-table-cell table:number-columns-repeated="5" table:style-name="ce46"/>
          <table:table-cell table:style-name="ce86" office:value-type="string" calcext:value-type="string">
            <text:p>Price for pneumatics</text:p>
          </table:table-cell>
          <table:table-cell table:style-name="ce90" table:formula="of:=SUM([.E70:.E75])" office:value-type="currency" office:currency="EUR" office:value="130.17" calcext:value-type="currency">
            <text:p>€ 130,17</text:p>
          </table:table-cell>
        </table:table-row>
        <table:table-row table:style-name="ro1">
          <table:table-cell table:style-name="ce40" office:value-type="string" calcext:value-type="string">
            <text:p>VAC_12V_Pump</text:p>
          </table:table-cell>
          <table:table-cell table:style-name="ce40" office:value-type="string" calcext:value-type="string">
            <text:p>12V vacuum pump</text:p>
          </table:table-cell>
          <table:table-cell table:style-name="ce40" office:value-type="float" office:value="1" calcext:value-type="float">
            <text:p>1</text:p>
          </table:table-cell>
          <table:table-cell table:style-name="ce60" office:value-type="currency" office:currency="EUR" office:value="8.39" calcext:value-type="currency">
            <text:p>€ 8,3900</text:p>
          </table:table-cell>
          <table:table-cell table:style-name="ce74" table:formula="of:=[.D70]*[.C70]" office:value-type="currency" office:currency="EUR" office:value="8.39" calcext:value-type="currency">
            <text:p>€ 8,39</text:p>
          </table:table-cell>
          <table:table-cell table:style-name="ce40" office:value-type="string" calcext:value-type="string">
            <text:p>Ali</text:p>
          </table:table-cell>
          <table:table-cell table:style-name="ce40" office:value-type="string" calcext:value-type="string">
            <text:p><text:a xlink:href="https://www.aliexpress.com/item/1005007455425755.html?spm=a2g0o.productlist.main.17.5cbe3e96R2I9AK&amp;algo_pvid=45a3f8d7-db0f-4548-adde-29d7a7aa45ec&amp;algo_exp_id=45a3f8d7-db0f-4548-adde-29d7a7aa45ec-8&amp;pdp_ext_f=%7B%22order%22%3A%2274%22%2C%22eval%22%3A%221%22%7D&amp;pdp_npi=4@dis!EUR!8.39!8.39!!!66.91!66.91!@211b819117465231200295802e050c!12000040828730919!sea!IT!910753856!X&amp;curPageLogUid=ZRTMXi2SCRZn&amp;utparam-url=scene%3Asearch%7Cquery_from%3A" xlink:type="simple">Link</text:a></text:p>
          </table:table-cell>
          <table:table-cell table:style-name="ce40" office:value-type="string" calcext:value-type="string">
            <text:p>12V</text:p>
          </table:table-cell>
        </table:table-row>
        <table:table-row table:style-name="ro1">
          <table:table-cell table:style-name="ce41" office:value-type="string" calcext:value-type="string">
            <text:p>Solenoid_12V</text:p>
          </table:table-cell>
          <table:table-cell table:style-name="ce41" office:value-type="string" calcext:value-type="string">
            <text:p>12V solenoid</text:p>
          </table:table-cell>
          <table:table-cell table:style-name="ce41" office:value-type="float" office:value="4" calcext:value-type="float">
            <text:p>4</text:p>
          </table:table-cell>
          <table:table-cell table:style-name="ce61" office:value-type="currency" office:currency="EUR" office:value="7.79" calcext:value-type="currency">
            <text:p>€ 7,7900</text:p>
          </table:table-cell>
          <table:table-cell table:style-name="ce75" table:formula="of:=[.D71]*[.C71]" office:value-type="currency" office:currency="EUR" office:value="31.16" calcext:value-type="currency">
            <text:p>€ 31,16</text:p>
          </table:table-cell>
          <table:table-cell table:style-name="ce41" office:value-type="string" calcext:value-type="string">
            <text:p>Ali</text:p>
          </table:table-cell>
          <table:table-cell table:style-name="ce41" office:value-type="string" calcext:value-type="string">
            <text:p><text:a xlink:href="https://www.aliexpress.com/item/1005005295947399.html?spm=a2g0o.cart.0.0.2ea138dazCx4ZJ&amp;mp=1&amp;pdp_npi=5@dis!EUR!EUR%207.79!EUR%207.79!!EUR%207.79!!!@211b813f17465230183895809e1c9b!12000032529598652!ct!IT!910753856!!2!0&amp;pdp_ext_f=%7B%22cart2PdpParams%22%3A%7B%22pdpBusinessMode%22%3A%22retail%22%7D%7D" xlink:type="simple">Link</text:a></text:p>
          </table:table-cell>
          <table:table-cell table:style-name="ce41" office:value-type="string" calcext:value-type="string">
            <text:p>12V – PC4 fittings</text:p>
          </table:table-cell>
        </table:table-row>
        <table:table-row table:style-name="ro1">
          <table:table-cell table:style-name="ce40" office:value-type="string" calcext:value-type="string">
            <text:p>Head_pnp</text:p>
          </table:table-cell>
          <table:table-cell table:style-name="ce40" office:value-type="string" calcext:value-type="string">
            <text:p>Pick and place head – Motor + fittings + nozzle</text:p>
          </table:table-cell>
          <table:table-cell table:style-name="ce40" office:value-type="float" office:value="2" calcext:value-type="float">
            <text:p>2</text:p>
          </table:table-cell>
          <table:table-cell table:style-name="ce60" office:value-type="currency" office:currency="EUR" office:value="43.49" calcext:value-type="currency">
            <text:p>€ 43,4900</text:p>
          </table:table-cell>
          <table:table-cell table:style-name="ce74" table:formula="of:=[.D72]*[.C72]" office:value-type="currency" office:currency="EUR" office:value="86.98" calcext:value-type="currency">
            <text:p>€ 86,98</text:p>
          </table:table-cell>
          <table:table-cell table:style-name="ce40" office:value-type="string" calcext:value-type="string">
            <text:p>Ali</text:p>
          </table:table-cell>
          <table:table-cell table:style-name="ce40" office:value-type="string" calcext:value-type="string">
            <text:p><text:a xlink:href="https://www.aliexpress.com/item/1005004594670502.html?spm=a2g0o.cart.0.0.279838daferHjQ&amp;mp=1&amp;pdp_npi=5@dis!EUR!EUR%2043.49!EUR%2043.49!!EUR%2043.49!!!@211b813f17465243393181189e1c93!12000033780235232!ct!IT!910753856!!1!0" xlink:type="simple">Link</text:a></text:p>
          </table:table-cell>
          <table:table-cell table:style-name="ce40" office:value-type="string" calcext:value-type="string">
            <text:p>Select Nema8 + nozzle</text:p>
          </table:table-cell>
        </table:table-row>
        <table:table-row table:style-name="ro1">
          <table:table-cell table:style-name="ce41" office:value-type="string" calcext:value-type="string">
            <text:p>Tubing</text:p>
          </table:table-cell>
          <table:table-cell table:style-name="ce41" office:value-type="string" calcext:value-type="string">
            <text:p>6x4mm tubing for air</text:p>
          </table:table-cell>
          <table:table-cell table:style-name="ce41" office:value-type="float" office:value="1" calcext:value-type="float">
            <text:p>1</text:p>
          </table:table-cell>
          <table:table-cell table:style-name="ce61" office:value-type="currency" office:currency="EUR" office:value="3.64" calcext:value-type="currency">
            <text:p>€ 3,6400</text:p>
          </table:table-cell>
          <table:table-cell table:style-name="ce75" table:formula="of:=[.D73]*[.C73]" office:value-type="currency" office:currency="EUR" office:value="3.64" calcext:value-type="currency">
            <text:p>€ 3,64</text:p>
          </table:table-cell>
          <table:table-cell table:style-name="ce41" office:value-type="string" calcext:value-type="string">
            <text:p>Ali</text:p>
          </table:table-cell>
          <table:table-cell table:style-name="ce41" office:value-type="string" calcext:value-type="string">
            <text:p><text:a xlink:href="https://www.aliexpress.com/item/1005004003104058.html?spm=a2g0o.order_list.order_list_main.574.79341802HGwDOj" xlink:type="simple">Link</text:a></text:p>
          </table:table-cell>
          <table:table-cell table:style-name="ce41" office:value-type="string" calcext:value-type="string">
            <text:p>6x4</text:p>
          </table:table-cell>
        </table:table-row>
        <table:table-row table:style-name="ro1">
          <table:table-cell table:style-name="ce40" table:number-columns-repeated="3"/>
          <table:table-cell table:style-name="ce60"/>
          <table:table-cell table:style-name="ce74"/>
          <table:table-cell table:style-name="ce40" table:number-columns-repeated="3"/>
        </table:table-row>
        <table:table-row table:style-name="ro1">
          <table:table-cell table:style-name="ce41" table:number-columns-repeated="3"/>
          <table:table-cell table:style-name="ce61"/>
          <table:table-cell table:style-name="ce75"/>
          <table:table-cell table:style-name="ce41"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47" office:value-type="string" calcext:value-type="string" table:number-columns-spanned="3" table:number-rows-spanned="1">
            <text:p>Cost of OrionPnP with feeders (excluding printed parts)</text:p>
          </table:table-cell>
          <table:covered-table-cell table:style-name="ce48"/>
          <table:covered-table-cell table:style-name="ce62"/>
          <table:table-cell table:style-name="ce76" table:formula="of:=SUM([.E70:.E77])+SUM([.E61:.E68])+SUM([.E51:.E59])+SUM([.E37:.E49])+SUM([.E4:.E35])" office:value-type="currency" office:currency="EUR" office:value="774.1832" calcext:value-type="currency">
            <text:p>€ 774,18</text:p>
          </table:table-cell>
          <table:table-cell table:number-columns-repeated="3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inted parts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olor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Toolhead</text:p>
          </table:table-cell>
          <table:covered-table-cell table:number-columns-repeated="3" table:style-name="ce42"/>
          <table:covered-table-cell/>
        </table:table-row>
        <table:table-row table:style-name="ro1">
          <table:table-cell table:style-name="ce6" office:value-type="string" calcext:value-type="string">
            <text:p>Head_Baseplate</text:p>
          </table:table-cell>
          <table:table-cell table:style-name="ce6" office:value-type="string" calcext:value-type="string">
            <text:p>Baseplate to attach all component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ABS/ASA</text:p>
          </table:table-cell>
          <table:table-cell table:style-name="ce13" office:value-type="string" calcext:value-type="string">
            <text:p>/</text:p>
          </table:table-cell>
        </table:table-row>
        <table:table-row table:style-name="ro1">
          <table:table-cell table:style-name="ce7" office:value-type="string" calcext:value-type="string">
            <text:p>Head_rear_cover</text:p>
          </table:table-cell>
          <table:table-cell table:style-name="ce7" office:value-type="string" calcext:value-type="string">
            <text:p>Rear cover, also has belt loops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ABS/ASA</text:p>
          </table:table-cell>
          <table:table-cell table:style-name="ce14" office:value-type="string" calcext:value-type="string">
            <text:p>/</text:p>
          </table:table-cell>
        </table:table-row>
        <table:table-row table:style-name="ro1">
          <table:table-cell table:style-name="ce6" office:value-type="string" calcext:value-type="string">
            <text:p>Head_camera_separator</text:p>
          </table:table-cell>
          <table:table-cell table:style-name="ce6" office:value-type="string" calcext:value-type="string">
            <text:p>Separates the camera from the LED light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ABS/ASA/PETG</text:p>
          </table:table-cell>
          <table:table-cell table:style-name="ce13" office:value-type="string" calcext:value-type="string">
            <text:p>/</text:p>
          </table:table-cell>
        </table:table-row>
        <table:table-row table:style-name="ro1">
          <table:table-cell table:style-name="ce7" office:value-type="string" calcext:value-type="string">
            <text:p>Head_light_holder_ring</text:p>
          </table:table-cell>
          <table:table-cell table:style-name="ce7" office:value-type="string" calcext:value-type="string">
            <text:p>Print in black, avoids lightbleed on the camera from LEDs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ABS/ASA/PETG</text:p>
          </table:table-cell>
          <table:table-cell table:style-name="ce14" office:value-type="string" calcext:value-type="string">
            <text:p>Black</text:p>
          </table:table-cell>
        </table:table-row>
        <table:table-row table:style-name="ro1">
          <table:table-cell table:style-name="ce6" office:value-type="string" calcext:value-type="string">
            <text:p>Head_light_holder</text:p>
          </table:table-cell>
          <table:table-cell table:style-name="ce6" office:value-type="string" calcext:value-type="string">
            <text:p>Used to mount the light to the camera. Print in black to help vision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ABS/ASA/PETG</text:p>
          </table:table-cell>
          <table:table-cell table:style-name="ce13" office:value-type="string" calcext:value-type="string">
            <text:p>Black</text:p>
          </table:table-cell>
        </table:table-row>
        <table:table-row table:style-name="ro1">
          <table:table-cell table:style-name="ce7" office:value-type="string" calcext:value-type="string">
            <text:p>Head_diffuser</text:p>
          </table:table-cell>
          <table:table-cell table:style-name="ce7" office:value-type="string" calcext:value-type="string">
            <text:p>Print thin in white, used to diffuse light. 1 or 2 layer, no more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ABS/ASA/PETG</text:p>
          </table:table-cell>
          <table:table-cell table:style-name="ce14" office:value-type="string" calcext:value-type="string">
            <text:p>White</text:p>
          </table:table-cell>
        </table:table-row>
        <table:table-row table:style-name="ro1">
          <table:table-cell table:style-name="ce6" office:value-type="string" calcext:value-type="string">
            <text:p>Head_cable_bridge</text:p>
          </table:table-cell>
          <table:table-cell table:style-name="ce6" office:value-type="string" calcext:value-type="string">
            <text:p>Directs the cables from the camera above the gea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ABS/ASA/PETG</text:p>
          </table:table-cell>
          <table:table-cell table:style-name="ce13" office:value-type="string" calcext:value-type="string">
            <text:p>/</text:p>
          </table:table-cell>
        </table:table-row>
        <table:table-row table:style-name="ro1">
          <table:table-cell table:style-name="ce7" office:value-type="string" calcext:value-type="string">
            <text:p>Head_spur_gear</text:p>
          </table:table-cell>
          <table:table-cell table:style-name="ce7" office:value-type="string" calcext:value-type="string">
            <text:p>Spur gear for z axis movement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ABS/ASA/PETG</text:p>
          </table:table-cell>
          <table:table-cell table:style-name="ce14" office:value-type="string" calcext:value-type="string">
            <text:p>/</text:p>
          </table:table-cell>
        </table:table-row>
        <table:table-row table:style-name="ro1">
          <table:table-cell table:style-name="ce6" office:value-type="string" calcext:value-type="string">
            <text:p>Head_nozzle_R_holder</text:p>
          </table:table-cell>
          <table:table-cell table:style-name="ce6" office:value-type="string" calcext:value-type="string">
            <text:p>To hold the motor for the right nozzle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ABS/ASA</text:p>
          </table:table-cell>
          <table:table-cell table:style-name="ce13" office:value-type="string" calcext:value-type="string">
            <text:p>/</text:p>
          </table:table-cell>
        </table:table-row>
        <table:table-row table:style-name="ro1">
          <table:table-cell table:style-name="ce7" office:value-type="string" calcext:value-type="string">
            <text:p>Head_nozzle_L_holder</text:p>
          </table:table-cell>
          <table:table-cell table:style-name="ce7" office:value-type="string" calcext:value-type="string">
            <text:p>To hold the motor for the left nozzle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ABS/ASA</text:p>
          </table:table-cell>
          <table:table-cell table:style-name="ce14" office:value-type="string" calcext:value-type="string">
            <text:p>/</text:p>
          </table:table-cell>
        </table:table-row>
        <table:table-row table:style-name="ro1">
          <table:table-cell table:style-name="ce6" table:number-columns-repeated="3"/>
          <table:table-cell table:style-name="ce13" table:number-columns-repeated="2"/>
        </table:table-row>
        <table:table-row table:style-name="ro1">
          <table:table-cell table:style-name="ce7" table:number-columns-repeated="3"/>
          <table:table-cell table:style-name="ce14" table:number-columns-repeated="2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112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2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it" number:country="IT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1011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10114P0"/>
    </number:currency-style>
    <number:currency-style style:name="N10116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1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16P0"/>
    </number:currency-style>
    <number:currency-style style:name="N10118P0" style:volatile="true" number:language="it" number:country="IT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11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4:06:48.45607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7:31:42.389105600</meta:creation-date>
    <dc:date>2025-05-06T16:04:39.796678900</dc:date>
    <meta:editing-duration>PT1H7M39S</meta:editing-duration>
    <meta:editing-cycles>12</meta:editing-cycles>
    <meta:generator>LibreOffice/25.2.2.2$Windows_X86_64 LibreOffice_project/7370d4be9e3cf6031a51beef54ff3bda878e3fac</meta:generator>
    <meta:document-statistic meta:table-count="2" meta:cell-count="478" meta:object-count="0"/>
  </office:meta>
</office:document-meta>
</file>